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gr1" style:family="graphic">
      <style:graphic-properties draw:stroke="none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rivacyBadger</text:p>
          </table:table-cell>
          <table:table-cell table:style-name="ce1" table:number-columns-repeated="2"/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Adguard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1005"/>
        </table:table-row>
        <table:table-row table:style-name="ro1">
          <table:table-cell table:style-name="ce2" office:value-type="date" office:date-value="2014-07-18" calcext:value-type="date">
            <text:p>2014-07-18</text:p>
          </table:table-cell>
          <table:table-cell table:style-name="ce1" table:number-columns-repeated="2"/>
          <table:table-cell table:style-name="ce1" office:value-type="string" calcext:value-type="string">
            <text:p>0.2.3.3</text:p>
          </table:table-cell>
          <table:table-cell table:style-name="ce1" table:number-columns-repeated="2"/>
          <table:table-cell table:style-name="ce1" office:value-type="string" calcext:value-type="string">
            <text:p>1.8.3</text:p>
          </table:table-cell>
          <table:table-cell table:style-name="ce1" table:number-columns-repeated="2"/>
          <table:table-cell table:style-name="ce1" office:value-type="string" calcext:value-type="string">
            <text:p>5.18.14</text:p>
          </table:table-cell>
          <table:table-cell table:style-name="ce1" table:number-columns-repeated="2"/>
          <table:table-cell table:style-name="ce1" office:value-type="string" calcext:value-type="string">
            <text:p>5.3.0</text:p>
          </table:table-cell>
          <table:table-cell table:style-name="ce1" table:number-columns-repeated="2"/>
          <table:table-cell table:style-name="ce1" office:value-type="string" calcext:value-type="string">
            <text:p>1.0.2.1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853 / 1181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9 / 852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3 / 83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716 / 98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89 / 894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637 / 930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1471 / 1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8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1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20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74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5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6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2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190 / 5,99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58 / 5,02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15 / 4,963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704 / 5,276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5 / 5,30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0 / 5,25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5,317 / 8,20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srvr.org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k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-radar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mgdg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ydm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negrielectronic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yeretur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7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reduxmediagroup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7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7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cpxinteracti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wallet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yahoodns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7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7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7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matic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rmisv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-cdn.net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exacttarge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yedeman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flashtalkin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6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do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walle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iclk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ngtailvideo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ad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xpti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dna-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flix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livebrandrespons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ctel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introll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1-c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on8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l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mpli.fi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scou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nected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:8080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ews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fp.org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ref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 table:number-rows-repeated="1047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8cm" svg:height="11.25cm" svg:x="2.276cm" svg:y="4.817cm">
            <draw:object draw:notify-on-update-of-ranges="Sheet2.A1:Sheet2.A7 Sheet2.B1:Sheet2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table:formula="of:=[Sheet1.D1]" office:value-type="string" office:string-value="uBlock" calcext:value-type="string">
            <text:p>uBlock</text:p>
          </table:table-cell>
          <table:table-cell table:formula="of:=COUNTA([Sheet1.D7:.D1165])" office:value-type="float" office:value="245" calcext:value-type="float">
            <text:p>245</text:p>
          </table:table-cell>
        </table:table-row>
        <table:table-row table:style-name="ro1">
          <table:table-cell table:formula="of:=[Sheet1.G1]" office:value-type="string" office:string-value="ABP" calcext:value-type="string">
            <text:p>ABP</text:p>
          </table:table-cell>
          <table:table-cell table:formula="of:=COUNTA([Sheet1.G7:.G1166])" office:value-type="float" office:value="255" calcext:value-type="float">
            <text:p>255</text:p>
          </table:table-cell>
        </table:table-row>
        <table:table-row table:style-name="ro1">
          <table:table-cell table:formula="of:=[Sheet1.M1]" office:value-type="string" office:string-value="Ghostery" calcext:value-type="string">
            <text:p>Ghostery</text:p>
          </table:table-cell>
          <table:table-cell table:formula="of:=COUNTA([Sheet1.M7:.M1165])" office:value-type="float" office:value="282" calcext:value-type="float">
            <text:p>282</text:p>
          </table:table-cell>
        </table:table-row>
        <table:table-row table:style-name="ro1">
          <table:table-cell table:formula="of:=[Sheet1.P1]" office:value-type="string" office:string-value="Adguard" calcext:value-type="string">
            <text:p>Adguard</text:p>
          </table:table-cell>
          <table:table-cell table:formula="of:=COUNTA([Sheet1.P7:.P1166])" office:value-type="float" office:value="283" calcext:value-type="float">
            <text:p>283</text:p>
          </table:table-cell>
        </table:table-row>
        <table:table-row table:style-name="ro1">
          <table:table-cell table:formula="of:=[Sheet1.J1]" office:value-type="string" office:string-value="Disconnect" calcext:value-type="string">
            <text:p>Disconnect</text:p>
          </table:table-cell>
          <table:table-cell table:formula="of:=COUNTA([Sheet1.J7:.J1166])" office:value-type="float" office:value="352" calcext:value-type="float">
            <text:p>352</text:p>
          </table:table-cell>
        </table:table-row>
        <table:table-row table:style-name="ro1">
          <table:table-cell table:formula="of:=[Sheet1.A1]" office:value-type="string" office:string-value="PrivacyBadger" calcext:value-type="string">
            <text:p>PrivacyBadger</text:p>
          </table:table-cell>
          <table:table-cell table:formula="of:=COUNTA([Sheet1.A7:.A1166])" office:value-type="float" office:value="604" calcext:value-type="float">
            <text:p>604</text:p>
          </table:table-cell>
        </table:table-row>
        <table:table-row table:style-name="ro1">
          <table:table-cell table:formula="of:=[Sheet1.S1]" office:value-type="string" office:string-value="No blocker" calcext:value-type="string">
            <text:p>No blocker</text:p>
          </table:table-cell>
          <table:table-cell table:formula="of:=COUNTA([Sheet1.S7:.S1166])" office:value-type="float" office:value="1160" calcext:value-type="float">
            <text:p>1160</text:p>
          </table:table-cell>
        </table:table-row>
        <table:table-row table:style-name="ro3" table:number-rows-repeated="7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1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B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4-07-22T20:27:44.114689085</dc:date>
    <dc:creator>Raymond Hill</dc:creator>
    <meta:editing-duration>PT38M45S</meta:editing-duration>
    <meta:editing-cycles>7</meta:editing-cycles>
    <meta:generator>LibreOffice/4.1.3.2$Linux_X86_64 LibreOffice_project/410m0$Build-2</meta:generator>
    <meta:document-statistic meta:table-count="2" meta:cell-count="6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b2b2b2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1.251cm" xlink:href=".." xlink:type="simple" chart:class="chart:bar" chart:style-name="ch1">
        <chart:title svg:x="5.014cm" svg:y="0.361cm" chart:style-name="ch2">
          <text:p>Number of distinct 3rd-party servers hit</text:p>
        </chart:title>
        <chart:subtitle svg:x="4.763cm" svg:y="1.391cm" chart:style-name="ch3">
          <text:p>Lower bar = lower exposure to 3rd-party servers</text:p>
        </chart:subtitle>
        <chart:plot-area chart:style-name="ch4" table:cell-range-address="Sheet2.A1:Sheet2.B7" chart:data-source-has-labels="column" svg:x="0.81cm" svg:y="2.55cm" svg:width="16.471cm" svg:height="8.056cm">
          <chartooo:coordinate-region svg:x="1.802cm" svg:y="2.75cm" svg:width="15.479cm" svg:height="7.209cm"/>
          <chart:axis chart:dimension="x" chart:name="primary-x" chart:style-name="ch5" chartooo:axis-type="auto">
            <chartooo:date-scale/>
            <chart:categories table:cell-range-address="Sheet2.A1:Sheet2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Block</text:p>
                <draw:g>
                  <svg:desc>Sheet2.A1:Sheet2.A7</svg:desc>
                </draw:g>
              </table:table-cell>
              <table:table-cell office:value-type="float" office:value="245">
                <text:p>245</text:p>
                <draw:g>
                  <svg:desc>Sheet2.B1:Sheet2.B7</svg:desc>
                </draw:g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Ghostery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dguard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PrivacyBadger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1160">
                <text:p>1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